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Text_20_body">
      <style:text-properties officeooo:rsid="0010dc41" officeooo:paragraph-rsid="0010dc41"/>
    </style:style>
    <style:style style:name="P2" style:family="paragraph" style:parent-style-name="Standard">
      <style:text-properties officeooo:rsid="0010dc41" officeooo:paragraph-rsid="0010dc41"/>
    </style:style>
    <style:style style:name="P3" style:family="paragraph" style:parent-style-name="Text_20_body">
      <style:text-properties officeooo:rsid="001a4fa0" officeooo:paragraph-rsid="001a4fa0"/>
    </style:style>
    <style:style style:name="P4" style:family="paragraph" style:parent-style-name="Standard">
      <style:text-properties officeooo:rsid="001a4fa0" officeooo:paragraph-rsid="001a4fa0"/>
    </style:style>
    <style:style style:name="P5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6" style:family="paragraph" style:parent-style-name="Heading_20_1" style:list-style-name=""/>
    <style:style style:name="P7" style:family="paragraph" style:parent-style-name="Heading_20_2" style:list-style-name=""/>
    <style:style style:name="P8" style:family="paragraph" style:parent-style-name="Heading_20_2" style:list-style-name="">
      <style:text-properties officeooo:rsid="0010dc41" officeooo:paragraph-rsid="0010dc41"/>
    </style:style>
    <style:style style:name="P9" style:family="paragraph" style:parent-style-name="List_20_Paragraph" style:list-style-name="WWNum1aaa">
      <style:paragraph-properties fo:margin-left="1.27cm" fo:margin-right="0cm" fo:line-height="115%" fo:text-indent="-0.635cm" style:auto-text-indent="false" style:writing-mode="lr-tb"/>
    </style:style>
    <style:style style:name="P10" style:family="paragraph" style:parent-style-name="List_20_Paragraph" style:list-style-name="WWNum1aaa">
      <style:paragraph-properties fo:margin-left="2.54cm" fo:margin-right="0cm" fo:line-height="115%" fo:text-indent="-0.635cm" style:auto-text-indent="false" style:writing-mode="lr-tb"/>
    </style:style>
    <style:style style:name="P11" style:family="paragraph" style:parent-style-name="List_20_Paragraph" style:list-style-name="WWNum1aaa">
      <style:paragraph-properties fo:margin-left="2.54cm" fo:margin-right="0cm" fo:line-height="115%" fo:text-indent="-0.635cm" style:auto-text-indent="false" style:writing-mode="lr-tb"/>
      <style:text-properties officeooo:rsid="0026ac3a" officeooo:paragraph-rsid="0026ac3a"/>
    </style:style>
    <style:style style:name="P12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13" style:family="paragraph" style:parent-style-name="Text_20_body">
      <style:text-properties officeooo:rsid="001a4fa0" officeooo:paragraph-rsid="001a4fa0"/>
    </style:style>
    <style:style style:name="P14" style:family="paragraph" style:parent-style-name="Text_20_body">
      <style:text-properties officeooo:rsid="0027d333" officeooo:paragraph-rsid="0027d333"/>
    </style:style>
    <style:style style:name="T1" style:family="text">
      <style:text-properties officeooo:rsid="00148492"/>
    </style:style>
    <style:style style:name="T2" style:family="text">
      <style:text-properties officeooo:rsid="00191019"/>
    </style:style>
    <style:style style:name="T3" style:family="text">
      <style:text-properties officeooo:rsid="0021df46"/>
    </style:style>
    <style:style style:name="T4" style:family="text">
      <style:text-properties officeooo:rsid="0023bbde"/>
    </style:style>
    <style:style style:name="T5" style:family="text">
      <style:text-properties officeooo:rsid="0024746b"/>
    </style:style>
    <style:style style:name="T6" style:family="text">
      <style:text-properties officeooo:rsid="00254564"/>
    </style:style>
    <style:style style:name="T7" style:family="text">
      <style:text-properties officeooo:rsid="0026ac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Activité <text:span text:style-name="T5">6</text:span> : <text:span text:style-name="T5">Les vues</text:span></text:h>
      <text:h text:style-name="Heading_20_2" text:outline-level="2" text:is-list-header="true">Temporalité</text:h>
      <text:p text:style-name="P1">Le <text:span text:style-name="T2">jeudi</text:span> 0<text:span text:style-name="T2">8</text:span> juin de <text:span text:style-name="T6">14</text:span>h<text:span text:style-name="T2">0</text:span><text:span text:style-name="T1">0</text:span> à <text:span text:style-name="T3">1</text:span><text:span text:style-name="T6">7</text:span><text:span text:style-name="T1">h</text:span><text:span text:style-name="T6">0</text:span><text:span text:style-name="T2">0</text:span></text:p>
      <text:h text:style-name="P8" text:outline-level="2">Le brief</text:h>
      <text:p text:style-name="P5">Chaque vue appellera un template de base. <text:line-break/>Vous pouvez utiliser soit Twig soit le système obstart() qui permet de mettre notre contenu dans un tampon.</text:p>
      <text:list xml:id="list1115367916" text:style-name="WWNum1aaa">
        <text:list-item>
          <text:p text:style-name="P9">Développer le template de base</text:p>
        </text:list-item>
        <text:list-item>
          <text:p text:style-name="P9">Mettre en place d’un framework CSS</text:p>
        </text:list-item>
        <text:list-item>
          <text:p text:style-name="P9">Ecrire les vues suivantes :</text:p>
          <text:list>
            <text:list-item>
              <text:p text:style-name="P10">Liste des marques</text:p>
            </text:list-item>
            <text:list-item>
              <text:p text:style-name="P10">Ajouter une marque <text:span text:style-name="T7">(Le formulaire uniquement)</text:span></text:p>
            </text:list-item>
            <text:list-item>
              <text:p text:style-name="P11">Ajouter une marque (Modif du controller)</text:p>
            </text:list-item>
          </text:list>
        </text:list-item>
      </text:list>
      <text:p text:style-name="P5"/>
      <text:p text:style-name="P4"/>
      <text:p text:style-name="P2"/>
      <text:h text:style-name="P7" text:outline-level="2">Compétence(s) ciblée(s)</text:h>
      <text:p text:style-name="P3"><text:span text:style-name="T4">5 </text:span>– Développer <text:span text:style-name="T4">la partie back-end d’une interface utilisateur</text:span></text:p>
      <text:p text:style-name="P14">6 – Développer la partie front-end d’une interface utilisateur</text:p>
      <text:p text:style-name="P3"/>
      <text:h text:style-name="P7" text:outline-level="2"/>
      <text:p text:style-name="P1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fr" style:country-asian="F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1:56:10.309000000</meta:creation-date>
    <dc:date>2023-06-08T12:03:09.632000000</dc:date>
    <meta:editing-duration>PT1H15M40S</meta:editing-duration>
    <meta:editing-cycles>19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4" meta:word-count="96" meta:character-count="568" meta:non-whitespace-character-count="489"/>
  </office:meta>
</office:document-meta>
</file>